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4e" officeooo:paragraph-rsid="0000904e"/>
    </style:style>
    <style:style style:name="P2" style:family="paragraph" style:parent-style-name="Standard">
      <style:text-properties style:font-name="Calibri" fo:font-size="12pt" officeooo:rsid="0000904e" officeooo:paragraph-rsid="0000904e" style:font-size-asian="12pt" style:font-size-complex="12pt"/>
    </style:style>
    <style:style style:name="P3" style:family="paragraph" style:parent-style-name="Standard">
      <style:text-properties style:font-name="Calibri" fo:font-size="12pt" officeooo:rsid="0001073e" officeooo:paragraph-rsid="0001073e" style:font-size-asian="12pt" style:font-size-complex="12pt"/>
    </style:style>
    <style:style style:name="P4" style:family="paragraph" style:parent-style-name="Text_20_body">
      <style:text-properties style:font-name="Calibri" fo:font-size="12pt" fo:language="es" fo:country="ES" officeooo:rsid="0000904e" officeooo:paragraph-rsid="0001073e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language="es" fo:country="ES"/>
    </style:style>
    <style:style style:name="P6" style:family="paragraph" style:parent-style-name="Text_20_body">
      <style:paragraph-properties fo:text-align="justify" style:justify-single-word="false"/>
      <style:text-properties fo:language="es" fo:country="ES" officeooo:paragraph-rsid="0000904e"/>
    </style:style>
    <style:style style:name="P7" style:family="paragraph" style:parent-style-name="Standard">
      <style:text-properties style:font-name="Calibri" fo:font-size="12pt" fo:language="es" fo:country="ES" officeooo:rsid="0000904e" officeooo:paragraph-rsid="0000904e" style:font-size-asian="12pt" style:font-size-complex="12pt"/>
    </style:style>
    <style:style style:name="P8" style:family="paragraph" style:parent-style-name="Standard">
      <style:text-properties style:font-name="Calibri" fo:font-size="12pt" officeooo:rsid="0000904e" officeooo:paragraph-rsid="0000904e" style:font-size-asian="12pt" style:font-size-complex="12pt"/>
    </style:style>
    <style:style style:name="P9" style:family="paragraph" style:parent-style-name="Standard">
      <style:text-properties style:font-name="Calibri" fo:font-size="12pt" fo:font-weight="bold" officeooo:rsid="00052be9" officeooo:paragraph-rsid="00052be9" style:font-size-asian="12pt" style:font-weight-asian="bold" style:font-size-complex="12pt" style:font-weight-complex="bold"/>
    </style:style>
    <style:style style:name="P10" style:family="paragraph" style:parent-style-name="Heading_20_1">
      <style:text-properties style:font-name="Calibri" fo:font-size="12pt" fo:language="es" fo:country="ES" officeooo:rsid="0000904e" officeooo:paragraph-rsid="0000904e" style:font-size-asian="12pt" style:font-size-complex="12pt"/>
    </style:style>
    <style:style style:name="P11" style:family="paragraph" style:parent-style-name="Heading_20_1">
      <style:text-properties style:font-name="Calibri" fo:font-size="12pt" officeooo:rsid="0000904e" officeooo:paragraph-rsid="0000904e" style:font-size-asian="12pt" style:font-size-complex="12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00904e" style:font-size-asian="12pt" style:font-size-complex="12pt"/>
    </style:style>
    <style:style style:name="T4" style:family="text">
      <style:text-properties style:font-name="Calibri" fo:font-size="12pt" fo:font-weight="bold" officeooo:rsid="0000904e" style:font-size-asian="12pt" style:font-size-complex="12pt"/>
    </style:style>
    <style:style style:name="T5" style:family="text">
      <style:text-properties fo:font-weight="bold"/>
    </style:style>
    <style:style style:name="T6" style:family="text">
      <style:text-properties fo:font-weight="bold" officeooo:rsid="00010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5">Nikola Tesla </text:span><text:span text:style-name="T6">(1856 - 1943)</text:span></text:p>
      <text:p text:style-name="P6"><text:span text:style-name="T4">Nikola Tesla</text:span><text:span text:style-name="T3"> (Smiljan, Imperio austríaco, actual Croacia; 10 de julio de 1856 - Nueva York, 7 de enero de 1943) fue un inventor, ingeniero eléctrico, ingeniero mecánico y físico estadounidense de origen serbocroata. Se le conoce sobre todo por sus numerosas invenciones en el campo del electromagnetismo, desarrolladas a finales del siglo XIX y principios del siglo XX. Las patentes de Tesla y su trabajo teórico ayudaron a forjar las bases de los sistemas modernos para el uso de la energía eléctrica por corriente alterna (CA), incluyendo el sistema polifásico de distribución eléctrica y el motor de corriente alterna, que contribuyeron al surgimiento de la Segunda Revolución Industrial.</text:span></text:p>
      <text:p text:style-name="P5"><text:span text:style-name="T1">Su carácter, su enfrentamiento con Edison y el halo de misterio que rodea a algunos de sus descubrimientos, hicieron que Tesla se convirtiera en un científico muy popular a partir de la década de 1990, con una abundante bibliografía disponible acerca de su vida y de su obra.</text:span></text:p>
      <text:p text:style-name="P7"/>
      <text:p text:style-name="P2">Enlaces:</text:p>
      <text:p text:style-name="P2"/>
      <text:p text:style-name="P3">Wiki</text:p>
      <text:p text:style-name="P3"><text:a xlink:type="simple" xlink:href="https://es.wikipedia.org/wiki/Nikola_Tesla" text:style-name="Internet_20_link" text:visited-style-name="Visited_20_Internet_20_Link">https://es.wikipedia.org/wiki/Nikola_Tesla</text:a></text:p>
      <text:h text:style-name="P10" text:outline-level="1">Los inventos de Tesla: ¿realidad o ficción?</text:h>
      <text:p text:style-name="P1"><text:a xlink:type="simple" xlink:href="https://www.bbvaopenmind.com/tecnologia/visionarios/los-inventos-de-tesla-realidad-o-ficcion/" text:style-name="Internet_20_link" text:visited-style-name="Visited_20_Internet_20_Link"><text:span text:style-name="T2">https://www.bbvaopenmind.com/tecnologia/visionarios/los-inventos-de-tesla-realidad-o-ficcion/</text:span></text:a></text:p>
      <text:p text:style-name="P2"/>
      <text:h text:style-name="P10" text:outline-level="1">Tesla contra Edison: una rivalidad mitológica</text:h>
      <text:p text:style-name="P2"><text:a xlink:type="simple" xlink:href="https://www.bbvaopenmind.com/tecnologia/visionarios/tesla-contra-edison-una-rivalidad-mitologica/" text:style-name="Internet_20_link" text:visited-style-name="Visited_20_Internet_20_Link">https://www.bbvaopenmind.com/tecnologia/visionarios/tesla-contra-edison-una-rivalidad-mitologica/</text:a></text:p>
      <text:p text:style-name="P2"/>
      <text:h text:style-name="P11" text:outline-level="1"><text:bookmark text:name="articulo-titulo"/>Nikola Tesla, la verdad del mito</text:h>
      <text:p text:style-name="P2"><text:a xlink:type="simple" xlink:href="https://elpais.com/elpais/2015/06/26/ciencia/1435331776_684724.html" text:style-name="Internet_20_link" text:visited-style-name="Visited_20_Internet_20_Link">https://elpais.com/elpais/2015/06/26/ciencia/1435331776_684724.html</text:a></text:p>
      <text:p text:style-name="P2"/>
      <text:p text:style-name="P9">National Geographic</text:p>
      <text:p text:style-name="P2"><text:a xlink:type="simple" xlink:href="https://historia.nationalgeographic.com.es/a/nikola-tesla-genio-electricidad_14494" text:style-name="Internet_20_link" text:visited-style-name="Visited_20_Internet_20_Link">https://historia.nationalgeographic.com.es/a/nikola-tesla-genio-electricidad_14494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6-02T13:24:13.594000000</dc:date>
    <meta:editing-duration>PT17M18S</meta:editing-duration>
    <meta:editing-cycles>4</meta:editing-cycles>
    <meta:document-statistic meta:table-count="0" meta:image-count="0" meta:object-count="0" meta:page-count="1" meta:paragraph-count="14" meta:word-count="189" meta:character-count="1524" meta:non-whitespace-character-count="1349"/>
  </office:meta>
</office:document-meta>
</file>